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62e" officeooo:paragraph-rsid="001d562e"/>
    </style:style>
    <style:style style:name="P2" style:family="paragraph" style:parent-style-name="Standard">
      <style:text-properties officeooo:rsid="001d562e" officeooo:paragraph-rsid="001f1f1f"/>
    </style:style>
    <style:style style:name="P3" style:family="paragraph" style:parent-style-name="Standard">
      <style:text-properties officeooo:paragraph-rsid="001d562e"/>
    </style:style>
    <style:style style:name="P4" style:family="paragraph" style:parent-style-name="Standard">
      <style:text-properties officeooo:rsid="002104d1" officeooo:paragraph-rsid="002104d1"/>
    </style:style>
    <style:style style:name="P5" style:family="paragraph" style:parent-style-name="Standard">
      <style:text-properties officeooo:rsid="001d562e" officeooo:paragraph-rsid="001d562e"/>
    </style:style>
    <style:style style:name="P6" style:family="paragraph" style:parent-style-name="Standard">
      <style:text-properties officeooo:rsid="001d562e" officeooo:paragraph-rsid="00313c3b"/>
    </style:style>
    <style:style style:name="P7" style:family="paragraph" style:parent-style-name="Standard">
      <style:text-properties officeooo:rsid="001d562e" officeooo:paragraph-rsid="0034295e"/>
    </style:style>
    <style:style style:name="P8" style:family="paragraph" style:parent-style-name="Standard">
      <style:text-properties officeooo:rsid="0022b828" officeooo:paragraph-rsid="003c7a29"/>
    </style:style>
    <style:style style:name="P9" style:family="paragraph" style:parent-style-name="Standard">
      <style:text-properties officeooo:paragraph-rsid="001d562e"/>
    </style:style>
    <style:style style:name="P10" style:family="paragraph" style:parent-style-name="Standard">
      <style:text-properties officeooo:rsid="00319240" officeooo:paragraph-rsid="00319240"/>
    </style:style>
    <style:style style:name="P11" style:family="paragraph" style:parent-style-name="Standard">
      <style:text-properties style:text-line-through-style="none" style:text-line-through-type="none" officeooo:rsid="001d562e" officeooo:paragraph-rsid="001d562e"/>
    </style:style>
    <style:style style:name="P12" style:family="paragraph" style:parent-style-name="Standard">
      <style:text-properties officeooo:paragraph-rsid="0034295e"/>
    </style:style>
    <style:style style:name="P13" style:family="paragraph" style:parent-style-name="Standard">
      <style:text-properties officeooo:rsid="002104d1" officeooo:paragraph-rsid="002104d1"/>
    </style:style>
    <style:style style:name="P14" style:family="paragraph" style:parent-style-name="Standard">
      <style:text-properties officeooo:paragraph-rsid="002104d1"/>
    </style:style>
    <style:style style:name="P15" style:family="paragraph" style:parent-style-name="Standard">
      <style:text-properties officeooo:rsid="003de774" officeooo:paragraph-rsid="003de774"/>
    </style:style>
    <style:style style:name="T1" style:family="text">
      <style:text-properties officeooo:rsid="001d562e"/>
    </style:style>
    <style:style style:name="T2" style:family="text">
      <style:text-properties officeooo:rsid="001df72c"/>
    </style:style>
    <style:style style:name="T3" style:family="text">
      <style:text-properties officeooo:rsid="001f1f1f"/>
    </style:style>
    <style:style style:name="T4" style:family="text">
      <style:text-properties officeooo:rsid="002006ac"/>
    </style:style>
    <style:style style:name="T5" style:family="text">
      <style:text-properties officeooo:rsid="002104d1"/>
    </style:style>
    <style:style style:name="T6" style:family="text">
      <style:text-properties officeooo:rsid="00227286"/>
    </style:style>
    <style:style style:name="T7" style:family="text">
      <style:text-properties officeooo:rsid="00253677"/>
    </style:style>
    <style:style style:name="T8" style:family="text">
      <style:text-properties officeooo:rsid="0027358e"/>
    </style:style>
    <style:style style:name="T9" style:family="text">
      <style:text-properties officeooo:rsid="002a9821"/>
    </style:style>
    <style:style style:name="T10" style:family="text">
      <style:text-properties officeooo:rsid="002ec6e9"/>
    </style:style>
    <style:style style:name="T11" style:family="text">
      <style:text-properties officeooo:rsid="00301ef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2ec6e9"/>
    </style:style>
    <style:style style:name="T14" style:family="text">
      <style:text-properties style:text-line-through-style="solid" style:text-line-through-type="single" officeooo:rsid="001df72c"/>
    </style:style>
    <style:style style:name="T15" style:family="text">
      <style:text-properties style:text-line-through-style="solid" style:text-line-through-type="single" officeooo:rsid="001f1f1f"/>
    </style:style>
    <style:style style:name="T16" style:family="text">
      <style:text-properties style:text-line-through-style="solid" style:text-line-through-type="single" officeooo:rsid="0024dfcc"/>
    </style:style>
    <style:style style:name="T17" style:family="text">
      <style:text-properties style:text-line-through-style="solid" style:text-line-through-type="single" officeooo:rsid="0022c391"/>
    </style:style>
    <style:style style:name="T18" style:family="text">
      <style:text-properties style:text-line-through-style="solid" style:text-line-through-type="single" officeooo:rsid="00227286"/>
    </style:style>
    <style:style style:name="T19" style:family="text">
      <style:text-properties style:text-line-through-style="solid" style:text-line-through-type="single" officeooo:rsid="003a8b8f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3a8b8f"/>
    </style:style>
    <style:style style:name="T22" style:family="text">
      <style:text-properties officeooo:rsid="00368f35"/>
    </style:style>
    <style:style style:name="T23" style:family="text">
      <style:text-properties officeooo:rsid="0038842d"/>
    </style:style>
    <style:style style:name="T24" style:family="text">
      <style:text-properties officeooo:rsid="003a72c2"/>
    </style:style>
    <style:style style:name="T25" style:family="text">
      <style:text-properties officeooo:rsid="003a8b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ach ‘basic’ section should conclude with an indication of topic still to be covered, and then a </text:p>
      <text:p text:style-name="P10">reference to the section of the doc that covers the additional material.</text:p>
      <text:p text:style-name="P1"/>
      <text:p text:style-name="P1"/>
      <text:p text:style-name="P1">User Manual</text:p>
      <text:p text:style-name="P1"><text:tab/>tldr; help me just tinker</text:p>
      <text:p text:style-name="P1"><text:tab/><text:span text:style-name="T12">Overview</text:span></text:p>
      <text:p text:style-name="P1"><text:tab/><text:span text:style-name="T4">Resources</text:span></text:p>
      <text:p text:style-name="P1"><text:tab/><text:span text:style-name="T12">Key Concepts</text:span></text:p>
      <text:p text:style-name="P11"><text:tab/><text:tab/><text:span text:style-name="T12">Model</text:span></text:p>
      <text:p text:style-name="P11"><text:tab/><text:tab/><text:span text:style-name="T12">Component</text:span></text:p>
      <text:p text:style-name="P11"><text:tab/><text:tab/><text:span text:style-name="T12">Model Reference</text:span></text:p>
      <text:p text:style-name="P11"><text:tab/><text:tab/><text:span text:style-name="T12">Context Expression</text:span></text:p>
      <text:p text:style-name="P11"><text:tab/><text:tab/><text:span text:style-name="T12">Orchestrator</text:span></text:p>
      <text:p text:style-name="P11"><text:tab/><text:tab/><text:span text:style-name="T12">Proxy</text:span></text:p>
      <text:p text:style-name="P1"><text:tab/><text:span text:style-name="T12">Orchestration</text:span></text:p>
      <text:p text:style-name="P1"><text:tab/><text:tab/><text:span text:style-name="T12">Building a proxy</text:span></text:p>
      <text:p text:style-name="P1"><text:tab/><text:tab/><text:span text:style-name="T14">Creating an orchestrator</text:span></text:p>
      <text:p text:style-name="P1"><text:tab/><text:tab/><text:span text:style-name="T14">Initialising a system</text:span></text:p>
      <text:p text:style-name="P1"><text:tab/><text:tab/><text:span text:style-name="T14">Inspecting errors</text:span></text:p>
      <text:p text:style-name="P1"><text:tab/><text:tab/><text:span text:style-name="T14">Tearing a system down</text:span></text:p>
      <text:p text:style-name="P1"><text:tab/><text:span text:style-name="T12">Infra</text:span><text:span text:style-name="T15">structure</text:span><text:span text:style-name="T12"> Models</text:span></text:p>
      <text:p text:style-name="P1"><text:tab/><text:tab/><text:span text:style-name="T14">A simple AWS example</text:span></text:p>
      <text:p text:style-name="P1"><text:tab/><text:span text:style-name="T15">Namespace Models</text:span></text:p>
      <text:p text:style-name="P3"><text:span text:style-name="T1"><text:tab/><text:tab/></text:span><text:span text:style-name="T15">Roles</text:span></text:p>
      <text:p text:style-name="P1"><text:tab/><text:tab/><text:span text:style-name="T15">Var Objects</text:span></text:p>
      <text:p text:style-name="P1"><text:tab/><text:tab/><text:span text:style-name="T15">Variable Substitution</text:span></text:p>
      <text:p text:style-name="P1"><text:tab/><text:span text:style-name="T15">Configuration Models</text:span></text:p>
      <text:p text:style-name="P1"><text:tab/><text:tab/><text:span text:style-name="T15">Declaring Tasks</text:span></text:p>
      <text:p text:style-name="P1"><text:tab/><text:tab/><text:span text:style-name="T15">Declaring Dependencies</text:span></text:p>
      <text:p text:style-name="P1"><text:tab/><text:span text:style-name="T11">A Full Example</text:span></text:p>
      <text:p text:style-name="P1"><text:tab/><text:tab/><text:span text:style-name="T11">The application</text:span></text:p>
      <text:p text:style-name="P3"><text:span text:style-name="T1"><text:tab/><text:tab/></text:span><text:span text:style-name="T11">The namespace model</text:span></text:p>
      <text:p text:style-name="P1"><text:tab/><text:tab/><text:span text:style-name="T11">The infra model</text:span></text:p>
      <text:p text:style-name="P1"><text:tab/><text:tab/><text:span text:style-name="T11">The config model</text:span></text:p>
      <text:p text:style-name="P1"><text:tab/><text:tab/><text:span text:style-name="T11">The execute model</text:span></text:p>
      <text:p text:style-name="P1"><text:tab/><text:tab/><text:span text:style-name="T11">Orchestrating the whole thing</text:span></text:p>
      <text:p text:style-name="P3"><text:span text:style-name="T1"><text:tab/></text:span><text:span text:style-name="T8">More </text:span><text:span text:style-name="T2">Advanced </text:span><text:span text:style-name="T3">Use</text:span><text:span text:style-name="T7">s</text:span></text:p>
      <text:p text:style-name="P6"><text:tab/><text:tab/><text:span text:style-name="T2">All models</text:span></text:p>
      <text:p text:style-name="P6"><text:tab/><text:tab/><text:tab/><text:span text:style-name="T13">All About Context Expressions</text:span></text:p>
      <text:p text:style-name="P6"><text:tab/><text:tab/><text:tab/><text:span text:style-name="T16">Base Classes to Establish Conventions</text:span></text:p>
      <text:p text:style-name="P6"><text:tab/><text:tab/><text:tab/><text:span text:style-name="T2">Fetching Components </text:span><text:span text:style-name="T10">(importing with groups and other structures)</text:span></text:p>
      <text:p text:style-name="P6"><text:tab/><text:tab/><text:tab/><text:span text:style-name="T17">Adding methods</text:span></text:p>
      <text:p text:style-name="P6"><text:tab/><text:tab/><text:tab/><text:span text:style-name="T23">Supporting u</text:span><text:span text:style-name="T9">ser data in subclasses</text:span></text:p>
      <text:p text:style-name="P7"><text:tab/><text:tab/><text:span text:style-name="T2">Orchestrators</text:span></text:p>
      <text:p text:style-name="P7"><text:tab/><text:tab/><text:tab/><text:span text:style-name="T14">Event handlers </text:span><text:span text:style-name="T18">(graph use)</text:span></text:p>
      <text:p text:style-name="P8"><text:tab/><text:tab/><text:tab/><text:span text:style-name="T19">Tuning operation</text:span></text:p>
      <text:p text:style-name="P15"><text:span text:style-name="T21"><text:tab/><text:tab/><text:tab/></text:span><text:span text:style-name="T20">Getting error information</text:span></text:p>
      <text:p text:style-name="P8"><text:tab/><text:tab/><text:tab/><text:span text:style-name="T12">Multiple Clouds</text:span></text:p>
      <text:p text:style-name="P7"><text:tab/><text:tab/><text:tab/><text:span text:style-name="T2">Persisting models of initiated systems</text:span></text:p>
      <text:p text:style-name="P7"><text:tab/><text:tab/><text:tab/><text:span text:style-name="T2">Persistence schema</text:span></text:p>
      <text:p text:style-name="P12"><text:tab/><text:tab/><text:span text:style-name="T5">Helper</text:span><text:span text:style-name="T22">s &amp; Utilities</text:span></text:p>
      <text:p text:style-name="P4"><text:soft-page-break/><text:tab/><text:tab/><text:tab/>Persistence</text:p>
      <text:p text:style-name="P4"><text:tab/><text:tab/><text:tab/>Reporting</text:p>
      <text:p text:style-name="P4"><text:tab/><text:tab/><text:tab/><text:span text:style-name="T6">Helpful methods</text:span></text:p>
      <text:p text:style-name="P4"><text:tab/><text:tab/><text:span text:style-name="T22">Recipes</text:span></text:p>
      <text:p text:style-name="P4"><text:tab/><text:tab/><text:tab/><text:span text:style-name="T22">Creating a single Var from a group of components</text:span></text:p>
      <text:p text:style-name="P14"><text:span text:style-name="T5"><text:tab/><text:tab/><text:tab/></text:span><text:span text:style-name="T22">Context expression patterns</text:span></text:p>
      <text:p text:style-name="P4"><text:tab/><text:tab/><text:tab/><text:span text:style-name="T24">Fixing values</text:span></text:p>
      <text:p text:style-name="P4"><text:tab/><text:tab/><text:tab/><text:span text:style-name="T24">When is something a reference?</text:span></text:p>
      <text:p text:style-name="P2"><text:tab/><text:tab/>Infra<text:span text:style-name="T3">structure</text:span><text:span text:style-name="T2"> models</text:span></text:p>
      <text:p text:style-name="P1"><text:tab/><text:tab/><text:tab/><text:span text:style-name="T2">Resource groups</text:span></text:p>
      <text:p text:style-name="P1"><text:tab/><text:tab/><text:tab/><text:span text:style-name="T2">Multiple Resources</text:span></text:p>
      <text:p text:style-name="P1"><text:tab/><text:tab/><text:tab/><text:span text:style-name="T2">Options</text:span></text:p>
      <text:p text:style-name="P1"><text:tab/><text:tab/><text:span text:style-name="T2">Namespace Models</text:span></text:p>
      <text:p text:style-name="P1"><text:tab/><text:tab/><text:tab/><text:span text:style-name="T2">Inspecting Variables</text:span></text:p>
      <text:p text:style-name="P1"><text:tab/><text:tab/><text:tab/><text:span text:style-name="T2">Overriding Variables</text:span></text:p>
      <text:p text:style-name="P1"><text:tab/><text:tab/><text:tab/><text:span text:style-name="T2">Variable References</text:span></text:p>
      <text:p text:style-name="P1"><text:tab/><text:tab/><text:tab/><text:span text:style-name="T3">Options</text:span></text:p>
      <text:p text:style-name="P1"><text:tab/><text:tab/><text:span text:style-name="T3">Configuration Models</text:span></text:p>
      <text:p text:style-name="P1"><text:tab/><text:tab/><text:tab/><text:span text:style-name="T3">Config Classes</text:span></text:p>
      <text:p text:style-name="P1"><text:tab/><text:tab/><text:tab/><text:span text:style-name="T3">Role Reference Selection Expressions</text:span></text:p>
      <text:p text:style-name="P1"><text:tab/><text:tab/><text:tab/><text:span text:style-name="T3">Options</text:span></text:p>
      <text:p text:style-name="P1"><text:tab/><text:tab/><text:span text:style-name="T5">Services</text:span></text:p>
      <text:p text:style-name="P1">API Referenc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5-05T11:05:57.210000000</dc:date>
    <meta:editing-duration>P5DT9H45M4S</meta:editing-duration>
    <meta:editing-cycles>18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73" meta:word-count="207" meta:character-count="1619" meta:non-whitespace-character-count="1328"/>
  </office:meta>
</office:document-meta>
</file>